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061075" officeooo:paragraph-rsid="0006be89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061075" officeooo:paragraph-rsid="000a7889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061075" officeooo:paragraph-rsid="0010af9b"/>
    </style:style>
    <style:style style:name="P4" style:family="paragraph" style:parent-style-name="Standard">
      <style:text-properties fo:language="ru" fo:country="RU" officeooo:rsid="00061075" officeooo:paragraph-rsid="00061075"/>
    </style:style>
    <style:style style:name="P5" style:family="paragraph" style:parent-style-name="Standard">
      <style:text-properties fo:language="ru" fo:country="RU" officeooo:rsid="00061075" officeooo:paragraph-rsid="000a7889"/>
    </style:style>
    <style:style style:name="P6" style:family="paragraph" style:parent-style-name="Standard">
      <style:text-properties fo:language="ru" fo:country="RU" officeooo:rsid="00061075" officeooo:paragraph-rsid="00072d00"/>
    </style:style>
    <style:style style:name="P7" style:family="paragraph" style:parent-style-name="Standard">
      <style:text-properties fo:language="ru" fo:country="RU" officeooo:rsid="00061075" officeooo:paragraph-rsid="00083993"/>
    </style:style>
    <style:style style:name="P8" style:family="paragraph" style:parent-style-name="Standard">
      <style:text-properties fo:language="ru" fo:country="RU" officeooo:rsid="00061075" officeooo:paragraph-rsid="000e440e"/>
    </style:style>
    <style:style style:name="P9" style:family="paragraph" style:parent-style-name="Standard">
      <style:paragraph-properties fo:text-align="start" style:justify-single-word="false"/>
      <style:text-properties fo:language="ru" fo:country="RU" officeooo:rsid="000a7889" officeooo:paragraph-rsid="000a7889"/>
    </style:style>
    <style:style style:name="P10" style:family="paragraph" style:parent-style-name="Standard">
      <style:text-properties fo:language="ru" fo:country="RU" officeooo:rsid="000a7889" officeooo:paragraph-rsid="000a7889"/>
    </style:style>
    <style:style style:name="P11" style:family="paragraph" style:parent-style-name="Standard">
      <style:paragraph-properties fo:text-align="start" style:justify-single-word="false"/>
      <style:text-properties fo:language="ru" fo:country="RU" officeooo:rsid="000c7ca0" officeooo:paragraph-rsid="000c7ca0"/>
    </style:style>
    <style:style style:name="P12" style:family="paragraph" style:parent-style-name="Standard">
      <style:text-properties fo:language="ru" fo:country="RU" officeooo:rsid="000c7ca0" officeooo:paragraph-rsid="000c7ca0"/>
    </style:style>
    <style:style style:name="P13" style:family="paragraph" style:parent-style-name="Standard">
      <style:paragraph-properties fo:text-align="start" style:justify-single-word="false"/>
      <style:text-properties fo:language="ru" fo:country="RU" officeooo:rsid="000e440e" officeooo:paragraph-rsid="000e440e"/>
    </style:style>
    <style:style style:name="P14" style:family="paragraph" style:parent-style-name="Standard">
      <style:text-properties fo:language="ru" fo:country="RU" officeooo:rsid="00072d00" officeooo:paragraph-rsid="00072d00"/>
    </style:style>
    <style:style style:name="P15" style:family="paragraph" style:parent-style-name="Standard">
      <style:text-properties fo:language="ru" fo:country="RU" officeooo:rsid="0010121e" officeooo:paragraph-rsid="0010121e"/>
    </style:style>
    <style:style style:name="P16" style:family="paragraph" style:parent-style-name="Standard">
      <style:paragraph-properties fo:break-before="page"/>
      <style:text-properties fo:language="ru" fo:country="RU" officeooo:rsid="00061075" officeooo:paragraph-rsid="000610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2d00" style:font-weight-asian="bold" style:font-weight-complex="bold"/>
    </style:style>
    <style:style style:name="T3" style:family="text">
      <style:text-properties fo:font-weight="bold" officeooo:rsid="00083993" style:font-weight-asian="bold" style:font-weight-complex="bold"/>
    </style:style>
    <style:style style:name="T4" style:family="text">
      <style:text-properties fo:font-weight="bold" officeooo:rsid="00093e84" style:font-weight-asian="bold" style:font-weight-complex="bold"/>
    </style:style>
    <style:style style:name="T5" style:family="text">
      <style:text-properties fo:font-weight="bold" officeooo:rsid="000a7889" style:font-weight-asian="bold" style:font-weight-complex="bold"/>
    </style:style>
    <style:style style:name="T6" style:family="text">
      <style:text-properties fo:font-weight="bold" officeooo:rsid="000b2daf" style:font-weight-asian="bold" style:font-weight-complex="bold"/>
    </style:style>
    <style:style style:name="T7" style:family="text">
      <style:text-properties fo:font-weight="bold" officeooo:rsid="000e440e" style:font-weight-asian="bold" style:font-weight-complex="bold"/>
    </style:style>
    <style:style style:name="T8" style:family="text">
      <style:text-properties fo:font-weight="bold" officeooo:rsid="000fb233" style:font-weight-asian="bold" style:font-weight-complex="bold"/>
    </style:style>
    <style:style style:name="T9" style:family="text">
      <style:text-properties fo:font-weight="bold" officeooo:rsid="0010af9b" style:font-weight-asian="bold" style:font-weight-complex="bold"/>
    </style:style>
    <style:style style:name="T10" style:family="text">
      <style:text-properties style:font-name="Liberation 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083993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0e440e" style:font-weight-asian="bold" style:font-weight-complex="bold"/>
    </style:style>
    <style:style style:name="T14" style:family="text">
      <style:text-properties officeooo:rsid="00072d00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officeooo:rsid="00083993"/>
    </style:style>
    <style:style style:name="T17" style:family="text">
      <style:text-properties officeooo:rsid="000a7889"/>
    </style:style>
    <style:style style:name="T18" style:family="text">
      <style:text-properties officeooo:rsid="000b2daf"/>
    </style:style>
    <style:style style:name="T19" style:family="text">
      <style:text-properties fo:language="ru" fo:country="RU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10af9b"/>
    </style:style>
    <style:style style:name="T22" style:family="text">
      <style:text-properties officeooo:rsid="0010af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Словарь</text:span>:</text:p>
      <text:p text:style-name="P3"><text:span text:style-name="T1">Авто</text:span><text:span text:style-name="T9">матизированная система</text:span><text:span text:style-name="T1"> </text:span>– <text:span text:style-name="T22">система, управляющая всем процессом удаленной <text:tab/>регистрации изобретений</text:span>.</text:p>
      <text:p text:style-name="P2"><text:span text:style-name="T1">Автор</text:span><text:span text:style-name="T5">ское с</text:span><text:span text:style-name="T1">видетельство </text:span>– свидетельство о регистрации <text:span text:style-name="T17">изобретения</text:span>.</text:p>
      <text:p text:style-name="P2"><text:span text:style-name="T1">База изобретений </text:span>– база, в которой хранится информация об уже зарегистрированных <text:tab/>изобретениях.</text:p>
      <text:p text:style-name="P9"><text:span text:style-name="T1">Документы</text:span> – совокупность заявки на регистрацию и описания изобретения, про<text:span text:style-name="T22">ш</text:span>ед<text:span text:style-name="T22">ш</text:span>ая <text:tab/>проверку на наличие необходимых документов.</text:p>
      <text:p text:style-name="P9"><text:span text:style-name="T1">Документы с ошибками</text:span> – документы, в которых допущены исправимые ошибки.</text:p>
      <text:p text:style-name="P2"><text:span text:style-name="T1">Заявка на регистрацию </text:span>– заявка на регистрацию изобретения.</text:p>
      <text:p text:style-name="P11"><text:span text:style-name="T1">Информация об изобретении</text:span> – необходимые для занесения в базу данные об изобретении.</text:p>
      <text:p text:style-name="P11"><text:tab/>(название, персональные данные автора, описание, дата регистрации и т. д.)</text:p>
      <text:p text:style-name="P10"><text:span text:style-name="T1">Исправленные документы</text:span> – документы, с исправленными ошибками.</text:p>
      <text:p text:style-name="P2"><text:span text:style-name="T1">Критерий значимости изобретения </text:span>– документ, определяющий, значимо изобретение или <text:tab/>нет.</text:p>
      <text:p text:style-name="P2"><text:span text:style-name="T1">Направление информации в ВАК </text:span>– направление информации в ВАК (<text:span text:style-name="T20">В</text:span><text:span text:style-name="T21">ы</text:span><text:span text:style-name="T20">сшую</text:span> <text:tab/>Аттестационную Комиссию) в случае обнаружения плагиата.</text:p>
      <text:p text:style-name="P13"><text:span text:style-name="T1">Обновленная база изобретений</text:span> – база изобретений, дополненная записью о данном <text:tab/>изобретении.</text:p>
      <text:p text:style-name="P4"><text:span text:style-name="T1">Описание</text:span> <text:span text:style-name="T1">изобретения</text:span> – полная информация об изобретении.</text:p>
      <text:p text:style-name="P5"><text:span text:style-name="T1">Описание с ошибками </text:span>– описание изобретения, в котором допущены исправимые ошибки.</text:p>
      <text:p text:style-name="P14"><text:span text:style-name="T1">Отказ в регистрации</text:span> – отказ в регистрации изобретения по одной из причин: плагиат, <text:tab/>отсутствие необходимых документов, значимость. </text:p>
      <text:p text:style-name="P4"><text:span text:style-name="T1">Отказ (значимость)</text:span> – отказ <text:span text:style-name="T14">в</text:span> регистрации изобретения в случае не выявления его <text:tab/>значимости.</text:p>
      <text:p text:style-name="P5"><text:span text:style-name="T1">Отказ (</text:span><text:span text:style-name="T2">отсутствие необходимых документов</text:span><text:span text:style-name="T1">)</text:span> – отказ <text:span text:style-name="T14">в</text:span> регистрации изобретения в случае <text:tab/><text:span text:style-name="T14">отсутствия одного или нескольких необходимых документов</text:span>.</text:p>
      <text:p text:style-name="P6"><text:span text:style-name="T1">Отказ (</text:span><text:span text:style-name="T2">плагиат</text:span><text:span text:style-name="T1">)</text:span> – отказ <text:span text:style-name="T14">в</text:span> регистрации изобретения в случае выявления <text:span text:style-name="T14">плагиата</text:span>.</text:p>
      <text:p text:style-name="P3"><text:span text:style-name="T5">Персональные данные автора</text:span> – <text:span text:style-name="T17">персональные данные</text:span> автор<text:span text:style-name="T17">а</text:span> <text:span text:style-name="T22">изобретения</text:span> (<text:span text:style-name="T22">представителя</text:span> <text:tab/>авторского коллектива).</text:p>
      <text:p text:style-name="P5"><text:span text:style-name="T1">Правила заполнения </text:span><text:span text:style-name="T5">заявления</text:span><text:span text:style-name="T1"> </text:span>– правила заполнения заявки на регистрацию <text:span text:style-name="T17">изобретения.</text:span></text:p>
      <text:p text:style-name="P5"><text:span text:style-name="T1">Правила заполнения документов </text:span>– правила заполнения заявки на регистрацию и описания <text:tab/>изобретения.</text:p>
      <text:p text:style-name="P4"><text:span text:style-name="T9">Проверенные</text:span><text:span text:style-name="T1"> документы </text:span>– документы, удовлетворяющие правилам заполнения <text:tab/>документов и соответствующие списку необходимых документов.</text:p>
      <text:p text:style-name="P4"><text:span text:style-name="T1">Проверенные документы и изобретение </text:span>– проверенные документы и заключение о <text:tab/>значимости изобретения и отсутствии плагиата.</text:p>
      <text:p text:style-name="P5"><text:span text:style-name="T1">Список необходимых документов </text:span>– список документов, необходимых для регистрации <text:tab/>изобретения.</text:p>
      <text:p text:style-name="P15"><text:span text:style-name="T1">Формат авторского свидетельства </text:span>– установленная единая форма вида авторского <text:tab/>свидетельства. </text:p>
      <text:p text:style-name="P12"><text:span text:style-name="T1">Электронное свидетельство</text:span> – сгенерированный системой документ в электронном виде.</text:p>
      <text:p text:style-name="P4"/>
      <text:p text:style-name="P4"/>
      <text:p text:style-name="P16"><text:span text:style-name="T11">А0</text:span><text:span text:style-name="T1"> Прием заявок на изобретения и оформление авторских </text:span><text:span text:style-name="T9">свидетельств</text:span><text:span text:style-name="T1"> </text:span>– модель работы <text:tab/>патентного отдела.</text:p>
      <text:p text:style-name="P4"><text:span text:style-name="T15"><text:tab/></text:span><text:span text:style-name="T11">А1</text:span><text:span text:style-name="T1"> Проверка и исправление документов – </text:span>процесс проверки документов на <text:tab/><text:tab/><text:tab/>соответствие <text:tab/>списку необходимых документов, удовлетворение правилам <text:tab/><text:tab/><text:tab/>заполнения документов и исправления этих документов в противном <text:tab/><text:tab/><text:tab/>случае.</text:p>
      <text:p text:style-name="P4"><text:tab/><text:tab/><text:span text:style-name="T12">А1.1</text:span><text:span text:style-name="T3"> Проверка наличия документов </text:span><text:span text:style-name="T16">– процесс проверки наличия всех <text:tab/><text:tab/><text:tab/><text:tab/>необходимых документов по списку необходимых документов.</text:span></text:p>
      <text:p text:style-name="P7"><text:tab/><text:tab/><text:span text:style-name="T12">А1.2</text:span><text:span text:style-name="T3"> Проверка </text:span><text:span text:style-name="T4">заявления</text:span><text:span text:style-name="T3"> </text:span><text:span text:style-name="T16">– процесс проверки корректности заполнения <text:tab/><text:tab/><text:tab/><text:tab/>заявления на регистрацию изобретения.</text:span></text:p>
      <text:p text:style-name="P7"><text:tab/><text:tab/><text:span text:style-name="T12">А1.3</text:span><text:span text:style-name="T3"> </text:span><text:span text:style-name="T4">Изменение</text:span><text:span text:style-name="T3"> документов </text:span><text:span text:style-name="T16">– процесс изменения заявления на регистрацию и <text:tab/><text:tab/><text:tab/>описания изобретения, согласно правилам их заполнения.</text:span></text:p>
      <text:p text:style-name="P4"><text:span text:style-name="T15"><text:tab/></text:span><text:span text:style-name="T11">А2</text:span><text:span text:style-name="T1"> Проверка изобретения – </text:span>процесс проверки значимости документов по <text:tab/><text:tab/><text:tab/><text:tab/>критерию <text:tab/>значимости изобретения и отсутствия плагиата с <text:tab/><text:tab/><text:tab/><text:tab/>использованием базы изобретений.</text:p>
      <text:p text:style-name="P4"><text:span text:style-name="T15"><text:tab/></text:span><text:span text:style-name="T11">А3</text:span><text:span text:style-name="T1"> </text:span><text:span text:style-name="T6">Получение</text:span><text:span text:style-name="T1"> авторского свидетельства </text:span>– процесс, завершающий регистрацию, <text:tab/><text:tab/>включающий в себя <text:span text:style-name="T18">генерацию и распечатывание авторского <text:tab/><text:tab/><text:tab/><text:tab/><text:tab/>свидетельства</text:span> <text:span text:style-name="T18">и</text:span> занесение изобретения в базу.</text:p>
      <text:p text:style-name="P8"><text:tab/><text:tab/><text:span text:style-name="T12">А</text:span><text:span text:style-name="T13">3</text:span><text:span text:style-name="T12">.1</text:span><text:span text:style-name="T3"> </text:span><text:span text:style-name="T7">Генерация авторского свидетельства</text:span><text:span text:style-name="T3"> </text:span><text:span text:style-name="T16">– процесс автоматического <text:tab/><text:tab/><text:tab/><text:tab/>создания электронной версии авторского свидетельства согласно <text:tab/><text:tab/><text:tab/><text:tab/>формату авторского свидетельства.</text:span></text:p>
      <text:p text:style-name="P8"><text:tab/><text:tab/><text:span text:style-name="T12">А</text:span><text:span text:style-name="T13">3</text:span><text:span text:style-name="T12">.2</text:span><text:span text:style-name="T3"> </text:span><text:span text:style-name="T9">Занесение</text:span><text:span text:style-name="T8"> изобретения в базу</text:span><text:span text:style-name="T16">– процесс дополнения базы <text:tab/><text:tab/><text:tab/><text:tab/><text:tab/>изобретений записью о данном изобретении.</text:span></text:p>
      <text:p text:style-name="P8"><text:tab/><text:tab/><text:span text:style-name="T12">А</text:span><text:span text:style-name="T13">3</text:span><text:span text:style-name="T12">.3</text:span><text:span text:style-name="T3"> </text:span><text:span text:style-name="T8">Распечатывание авторского свидетельства</text:span><text:span text:style-name="T3"> </text:span><text:span text:style-name="T16">– необязательный <text:tab/><text:tab/><text:tab/><text:tab/>процесс получения бумажной копии авторского свидетельств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2:02:39.860526626</meta:creation-date>
    <dc:date>2014-10-26T11:45:08.962000000</dc:date>
    <meta:editing-duration>PT1H3M59S</meta:editing-duration>
    <meta:editing-cycles>8</meta:editing-cycles>
    <meta:generator>LibreOffice/4.3.2.2$Windows_x86 LibreOffice_project/edfb5295ba211bd31ad47d0bad0118690f76407d</meta:generator>
    <meta:document-statistic meta:table-count="0" meta:image-count="0" meta:object-count="0" meta:page-count="2" meta:paragraph-count="37" meta:word-count="424" meta:character-count="3873" meta:non-whitespace-character-count="3364"/>
  </office:meta>
</office:document-meta>
</file>